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Lab 2<text:s/></text:p>
      <text:p text:style-name="P2">Task 1 – 3</text:p>
      <text:p text:style-name="P3">I went to my individual workspace and created two folders, one called ArchOSC Assignment for my work and the other called Pictures for any photos/screenshots I take. I then screenshotted my work, pasted it into paint and saved it in my Pictures folder and called it Photo 1.</text:p>
      <text:p text:style-name="P4"/>
      <text:p text:style-name="P5">Task 4</text:p>
      <text:p text:style-name="P6">I created a local repository using the git init command in the terminal in my workspace folder. I then created a repository on GitHub called ARCHOSC-Assignment-ChloeStaples that I can push my local repository into.</text:p>
      <text:p text:style-name="P7"/>
      <text:p text:style-name="P8">Task 5</text:p>
      <text:p text:style-name="Normal"><text:span text:style-name="T9">I copied and pasted the code from the work area into Visual Studio Code and changed the<text:s/></text:span><text:span text:style-name="T10">“insert your name here”</text:span><text:span text:style-name="T11"><text:s/>part to my na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LOE STAPLES</meta:initial-creator>
    <dc:creator>CHLOE STAPLES</dc:creator>
    <meta:creation-date>2026-02-03T11:03:00Z</meta:creation-date>
    <dc:date>2026-02-03T12:00:00Z</dc:date>
    <meta:template xlink:href="Normal" xlink:type="simple"/>
    <meta:editing-cycles>4</meta:editing-cycles>
    <meta:editing-duration>PT3420S</meta:editing-duration>
    <meta:document-statistic meta:page-count="1" meta:paragraph-count="1" meta:word-count="97" meta:character-count="652" meta:row-count="4" meta:non-whitespace-character-count="556"/>
  </office:meta>
</office:document-meta>
</file>